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8a195" officeooo:paragraph-rsid="0018a195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97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<text:s/><text:span text:style-name="T3">11</text:span> / <text:s/>573 = 0.01919720767888307155322862129145</text:p>
      <text:p text:style-name="Preformatted_20_Text">Title, Flying Goat Pose.</text:p>
      <text:p text:style-name="Preformatted_20_Text">With that rear leg lifted, index fingers growing out of your skull<text:span text:style-name="T2">.</text:span></text:p>
      <text:p text:style-name="Preformatted_20_Text"><text:span text:style-name="T2">Straighten</text:span>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 we labeled it <text:span text:style-name="T1">generous electric.</text:span></text:p>
      <text:p text:style-name="Preformatted_20_Text">The company allowed a yoga class at lunchtime.</text:p>
      <text:p text:style-name="Preformatted_20_Text">They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5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 pool.</text:p>
      <text:p text:style-name="Preformatted_20_Text">They made a big deal announcing it.</text:p>
      <text:p text:style-name="Preformatted_20_Text">In a nod to one third of the company that worked in Boston, they promised to install</text:p>
      <text:p text:style-name="Preformatted_20_Text">a salad bar in our cafeteria.</text:p>
      <text:p text:style-name="Preformatted_20_Text">Since the Cincinnati employees paid use fees for the fitness center, we guess the company</text:p>
      <text:p text:style-name="Preformatted_20_Text">believed all was fair.</text:p>
      <text:p text:style-name="Preformatted_20_Text"><text:span text:style-name="T1">They're</text:span> <text:span text:style-name="T1">in</text:span> <text:span text:style-name="T1">suit</text:span> <text:span text:style-name="T1">or</text:span> ruckus.</text:p>
      <text:p text:style-name="Preformatted_20_Text">When the dust settled we got a fitness center, but we would not get a pool and the 45 minute</text:p>
      <text:p text:style-name="Preformatted_20_Text">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<text:span text:style-name="T2"> we</text:span>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 and lifted our way through</text:p>
      <text:p text:style-name="Preformatted_20_Text">our one hour and 15 minute lunch hour.</text:p>
      <text:p text:style-name="Preformatted_20_Text">And sometime in the late 1990s<text:span text:style-name="T2"> w</text:span>e began yoga classes.</text:p>
      <text:p text:style-name="Preformatted_20_Text">We never forgot the salad bar and we used an hour and 15 minutes to make a 45 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<text:soft-page-break/>Mark had begun teaching this class a few years previously.</text:p>
      <text:p text:style-name="Preformatted_20_Text">He began to think.</text:p>
      <text:p text:style-name="Preformatted_20_Text">Nothing like a good old shaming<text:span text:style-name="T2"> Mark</text:span>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1">Also</text:span> rests on thighs.</text:p>
      <text:p text:style-name="Preformatted_20_Text">Now extend one leg backwards towards a runner's lunch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9T05:18:55.651000000</dc:date>
    <meta:editing-duration>PT1H19M42S</meta:editing-duration>
    <meta:editing-cycles>2</meta:editing-cycles>
    <meta:document-statistic meta:table-count="0" meta:image-count="0" meta:object-count="0" meta:page-count="2" meta:paragraph-count="62" meta:word-count="588" meta:character-count="3192" meta:non-whitespace-character-count="2664"/>
  </office:meta>
</office:document-meta>
</file>